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6.693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assic2gam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G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026</text:p>
          </table:table-cell>
          <table:table-cell office:value-type="string" calcext:value-type="string">
            <text:p>GEH KS 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74HCT 14D NX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4,R13,R12,R11,R8,R7,R6,R5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RND 0805 1 49,9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0,R9,R4,R3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RND 0805 1 1,0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4,Q3,Q2,Q1,Q8,Q7,Q6,Q5</text:p>
          </table:table-cell>
          <table:table-cell office:value-type="string" calcext:value-type="string">
            <text:p>SOT-23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FDV 304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4,J1</text:p>
          </table:table-cell>
          <table:table-cell office:value-type="string" calcext:value-type="string">
            <text:p>Molex_KK-254_AE-6410-04A_1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RND 205-006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7,C6,C5,C2,C1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EM X7R0805 100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QFP-32_7x7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K6Tx</text:p>
          </table:table-cell>
          <table:table-cell office:value-type="string" calcext:value-type="string">
            <text:p>eba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DSUB-15_Male_Horizontal_P2.77x2.84mm_EdgePinOffset4.94mm_Housed_MountingHolesOffset7.4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RND 205-007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Farnell: <text:s/>23084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480-3.3</text:p>
          </table:table-cell>
          <table:table-cell office:value-type="string" calcext:value-type="string">
            <text:p>TS 78L03 C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ND 1550805 B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ND 1550805 D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BT KP-3216SUR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KEM X5R0805 4,7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X7R-G0805 1,0/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3T02:38:34.661791057</dc:date>
    <meta:editing-duration>PT31M17S</meta:editing-duration>
    <meta:editing-cycles>9</meta:editing-cycles>
    <meta:generator>LibreOffice/6.4.2.2$Linux_X86_64 LibreOffice_project/40$Build-2</meta:generator>
    <meta:document-statistic meta:table-count="1" meta:cell-count="102" meta:object-count="0"/>
  </office:meta>
</office:document-meta>
</file>